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5.08cm" svg:height="5.08cm" svg:x="1cm" svg:y="1.299cm">
          <text:p text:style-name="P1">Variables:</text:p>
          <text:p text:style-name="P1">MAX.TEMP</text:p>
          <text:p text:style-name="P1">MIN.TEMP</text:p>
          <text:p text:style-name="P1">NEW.PREC</text:p>
          <text:p text:style-name="P1">…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id="id2" draw:layer="layout" svg:width="4.445cm" svg:height="3.175cm" svg:x="7.35cm" svg:y="2.27cm">
          <text:p text:style-name="P1">Standardize</text:p>
          <text:p text:style-name="P1">Variable</text:p>
          <text:p text:style-name="P1">Nam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3" draw:layer="layout" svg:width="5.08cm" svg:height="3.175cm" svg:x="13.7cm" svg:y="2.27cm">
          <text:p text:style-name="P1">Standardize</text:p>
          <text:p text:style-name="P1">Uni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5.08cm" svg:height="3.175cm" svg:x="13.7cm" svg:y="7.35cm">
          <text:p text:style-name="P1">Replace</text:p>
          <text:p text:style-name="P1">NA values</text:p>
          <text:p text:style-name="P1">(-99, -6999, etc.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5.715cm" svg:height="3.175cm" svg:x="1.486cm" svg:y="7.35cm">
          <text:p text:style-name="P1">Change datestrings</text:p>
          <text:p text:style-name="P1">to numerical typ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6" draw:layer="layout" svg:width="3.81cm" svg:height="3.81cm" svg:x="2.42cm" svg:y="16.24cm">
          <text:p text:style-name="P1">Filter</text:p>
          <text:p text:style-name="P1">Variables with</text:p>
          <text:p text:style-name="P1">no obsservations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1" draw:id="id7" draw:layer="layout" svg:width="5.08cm" svg:height="5.08cm" svg:x="8.62cm" svg:y="15.605cm">
          <text:p text:style-name="P1">Some</text:p>
          <text:p text:style-name="P1">variable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8" draw:layer="layout" svg:width="4.445cm" svg:height="3.81cm" svg:x="8.956cm" svg:y="10.825cm">
          <text:p text:style-name="P1">Statistical</text:p>
          <text:p text:style-name="P1">outlier</text:p>
          <text:p text:style-name="P1">det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9" draw:layer="layout" svg:width="4.445cm" svg:height="4.445cm" svg:x="15.643cm" svg:y="15.942cm">
          <text:p text:style-name="P1">Expert</text:p>
          <text:p text:style-name="P1">system</text:p>
          <text:p text:style-name="P1">outlier</text:p>
          <text:p text:style-name="P1">det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0" draw:layer="layout" svg:width="4.445cm" svg:height="4.445cm" svg:x="8.956cm" svg:y="22.495cm">
          <text:p text:style-name="P1">Manual</text:p>
          <text:p text:style-name="P1">outlier</text:p>
          <text:p text:style-name="P1">det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1" draw:layer="layout" svg:width="3.81cm" svg:height="2.54cm" svg:x="2.532cm" svg:y="23.449cm">
          <text:p text:style-name="P1">Plot</text:p>
          <text:p text:style-name="P1">data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draw:id="id12" draw:layer="layout" svg:width="3.175cm" svg:height="2.445cm" svg:x="16.651cm" svg:y="23.507cm">
          <text:p text:style-name="P1">NetCDF</text:p>
          <text:p text:style-name="P1">Archiv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1" draw:layer="layout" svg:x1="5.561cm" svg:y1="3.838cm" svg:x2="7.35cm" svg:y2="3.857cm" draw:start-shape="id1" draw:start-glue-point="9" draw:end-shape="id2" draw:end-glue-point="5" svg:d="m5561 3838h1154v19h635">
          <text:p/>
        </draw:connector>
        <draw:connector draw:style-name="gr2" draw:text-style-name="P1" draw:layer="layout" svg:x1="11.795cm" svg:y1="3.857cm" svg:x2="13.7cm" svg:y2="3.857cm" draw:start-shape="id2" draw:start-glue-point="7" draw:end-shape="id3" draw:end-glue-point="5" svg:d="m11795 3857h1905">
          <text:p/>
        </draw:connector>
        <draw:connector draw:style-name="gr2" draw:text-style-name="P1" draw:layer="layout" svg:x1="16.239cm" svg:y1="5.445cm" svg:x2="16.239cm" svg:y2="7.35cm" draw:start-shape="id3" draw:start-glue-point="6" draw:end-shape="id4" draw:end-glue-point="4" svg:d="m16239 5445v1905">
          <text:p/>
        </draw:connector>
        <draw:connector draw:style-name="gr2" draw:text-style-name="P1" draw:layer="layout" svg:x1="13.7cm" svg:y1="8.937cm" svg:x2="7.199cm" svg:y2="8.937cm" draw:start-shape="id4" draw:start-glue-point="5" draw:end-shape="id5" draw:end-glue-point="7" svg:d="m13700 8937h-6501">
          <text:p/>
        </draw:connector>
        <draw:connector draw:style-name="gr2" draw:text-style-name="P1" draw:layer="layout" svg:x1="4.342cm" svg:y1="10.525cm" svg:x2="4.324cm" svg:y2="16.24cm" draw:start-shape="id5" draw:start-glue-point="6" draw:end-shape="id6" draw:end-glue-point="4" svg:d="m4342 10525v2858h-18v2857">
          <text:p/>
        </draw:connector>
        <draw:connector draw:style-name="gr2" draw:text-style-name="P1" draw:layer="layout" svg:x1="5.277cm" svg:y1="18.144cm" svg:x2="8.62cm" svg:y2="18.145cm" draw:start-shape="id6" draw:start-glue-point="7" draw:end-shape="id7" svg:d="m5277 18144h2379v1h964">
          <text:p/>
        </draw:connector>
        <draw:connector draw:style-name="gr2" draw:text-style-name="P1" draw:layer="layout" svg:x1="11.159cm" svg:y1="15.605cm" svg:x2="11.178cm" svg:y2="14.635cm" draw:start-shape="id7" draw:start-glue-point="4" draw:end-shape="id8" draw:end-glue-point="6" svg:d="m11159 15605v-484h19v-486">
          <text:p/>
        </draw:connector>
        <draw:connector draw:style-name="gr2" draw:text-style-name="P1" draw:id="id13" draw:layer="layout" svg:x1="13.7cm" svg:y1="18.144cm" svg:x2="15.643cm" svg:y2="18.164cm" draw:start-shape="id7" draw:start-glue-point="7" draw:end-shape="id9" svg:d="m13700 18144h972v20h971">
          <text:p/>
        </draw:connector>
        <draw:connector draw:style-name="gr2" draw:text-style-name="P1" draw:id="id14" draw:layer="layout" svg:x1="11.159cm" svg:y1="20.685cm" svg:x2="11.178cm" svg:y2="22.495cm" draw:start-shape="id7" draw:start-glue-point="6" draw:end-shape="id10" draw:end-glue-point="4" svg:d="m11159 20685v905h19v905">
          <text:p/>
        </draw:connector>
        <draw:connector draw:style-name="gr2" draw:text-style-name="P1" draw:layer="layout" svg:x1="8.956cm" svg:y1="24.717cm" svg:x2="6.342cm" svg:y2="24.718cm" draw:start-shape="id10" draw:start-glue-point="5" draw:end-shape="id11" draw:end-glue-point="7" svg:d="m8956 24717h-1307v1h-1307">
          <text:p/>
        </draw:connector>
        <draw:connector draw:style-name="gr2" draw:text-style-name="P1" draw:layer="layout" svg:x1="13.401cm" svg:y1="24.717cm" svg:x2="16.651cm" svg:y2="24.729cm" draw:start-shape="id10" draw:start-glue-point="7" draw:end-shape="id12" draw:end-glue-point="6" svg:d="m13401 24717h1625v12h1625">
          <text:p/>
        </draw:connector>
        <draw:connector draw:style-name="gr2" draw:text-style-name="P1" draw:layer="layout" svg:x1="13.401cm" svg:y1="12.729cm" svg:x2="14.653cm" svg:y2="17.985cm" draw:start-shape="id8" draw:start-glue-point="7" draw:end-shape="id13" draw:end-glue-point="0" svg:d="m13401 12729h1252v5256">
          <text:p/>
        </draw:connector>
        <draw:connector draw:style-name="gr2" draw:text-style-name="P1" draw:layer="layout" svg:x1="17.865cm" svg:y1="20.387cm" svg:x2="11.168cm" svg:y2="21.59cm" draw:start-shape="id9" draw:start-glue-point="6" draw:end-shape="id14" draw:end-glue-point="0" svg:d="m17865 20387v1203h-66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22T10:06:43</meta:creation-date>
    <dc:date>2009-12-22T10:27:21</dc:date>
    <meta:editing-duration>PT00H05M25S</meta:editing-duration>
    <meta:editing-cycles>1</meta:editing-cycles>
    <meta:generator>OpenOffice.org/3.1$Linux OpenOffice.org_project/310m19$Build-9420</meta:generator>
    <meta:document-statistic meta:object-count="25"/>
  </office:meta>
</office:document-meta>
</file>